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elegate.deleteJob( String jobid , String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elegate.insertJob( Job job , String nodeId , boolean load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dbcDelegat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elegate.asInteger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elegate.updateAssignToNode( String node , int i , int numNodes , long max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dbcDelegate.getNodeId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dbcDelegate.dequeueImmediate( String nodeId , long maxtime , int maxjob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dbcDelegate.guessDialec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dbcDelegate.updateReassign( String oldnode , String new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elegate.asBoolea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elegate.close( Connection c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Delegate.close( PreparedStatement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Delegate.JdbcDelegat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